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cfe7f5" draw:fill-color="#83caff" draw:textarea-horizontal-align="justify" draw:textarea-vertical-align="middle" draw:auto-grow-height="false" fo:min-height="2.845cm" fo:min-width="8.31cm"/>
    </style:style>
    <style:style style:name="gr2" style:family="graphic" style:parent-style-name="standard">
      <style:graphic-properties svg:stroke-color="#009900" draw:fill-color="#ccffcc" draw:textarea-horizontal-align="justify" draw:textarea-vertical-align="middle" draw:auto-grow-height="false" fo:min-height="2.845cm" fo:min-width="6.151cm"/>
    </style:style>
    <style:style style:name="gr3" style:family="graphic" style:parent-style-name="standard">
      <style:graphic-properties svg:stroke-color="#009900" draw:fill-color="#ccffcc" draw:textarea-horizontal-align="justify" draw:textarea-vertical-align="middle" draw:auto-grow-height="false" fo:min-height="2.73cm" fo:min-width="6.417cm"/>
    </style:style>
    <style:style style:name="gr4" style:family="graphic" style:parent-style-name="standard">
      <style:graphic-properties svg:stroke-color="#009900" draw:fill-color="#ccffcc" draw:textarea-horizontal-align="justify" draw:textarea-vertical-align="middle" draw:auto-grow-height="false" fo:min-height="2.615cm" fo:min-width="6.302cm"/>
    </style:style>
    <style:style style:name="gr5" style:family="graphic" style:parent-style-name="objectwithoutfill">
      <style:graphic-properties svg:stroke-width="0.053cm" svg:stroke-color="#006600" draw:marker-start-width="0.279cm" draw:marker-end="Rounded_20_short_20_Arrow" draw:marker-end-width="0.379cm" draw:fill="none" draw:textarea-vertical-align="middle" fo:padding-top="0.151cm" fo:padding-bottom="0.151cm" fo:padding-left="0.276cm" fo:padding-right="0.276cm"/>
    </style:style>
    <style:style style:name="gr6" style:family="graphic" style:parent-style-name="objectwithoutfill">
      <style:graphic-properties svg:stroke-width="0.053cm" svg:stroke-color="#336600" draw:marker-start-width="0.279cm" draw:marker-end="Rounded_20_short_20_Arrow" draw:marker-end-width="0.379cm" draw:fill="none" draw:textarea-vertical-align="middle" fo:padding-top="0.151cm" fo:padding-bottom="0.151cm" fo:padding-left="0.276cm" fo:padding-right="0.276cm"/>
    </style:style>
    <style:style style:name="gr7" style:family="graphic" style:parent-style-name="standard">
      <style:graphic-properties draw:textarea-horizontal-align="justify" draw:textarea-vertical-align="middle" draw:auto-grow-height="false" fo:min-height="1.457cm" fo:min-width="2.285cm"/>
    </style:style>
    <style:style style:name="gr8" style:family="graphic" style:parent-style-name="standard">
      <style:graphic-properties draw:textarea-horizontal-align="justify" draw:textarea-vertical-align="middle" draw:auto-grow-height="false" fo:min-height="1.546cm" fo:min-width="2.734cm"/>
    </style:style>
    <style:style style:name="gr9" style:family="graphic" style:parent-style-name="standard">
      <style:graphic-properties draw:textarea-horizontal-align="justify" draw:textarea-vertical-align="middle" draw:auto-grow-height="false" fo:min-height="1.457cm" fo:min-width="2.105cm"/>
    </style:style>
    <style:style style:name="gr10" style:family="graphic" style:parent-style-name="objectwithoutfill">
      <style:graphic-properties svg:stroke-width="0.053cm" svg:stroke-color="#3465a4" draw:marker-start-width="0.279cm" draw:marker-end="Rounded_20_short_20_Arrow" draw:marker-end-width="0.379cm" draw:fill="none" draw:textarea-vertical-align="middle" fo:padding-top="0.151cm" fo:padding-bottom="0.151cm" fo:padding-left="0.276cm" fo:padding-right="0.276cm"/>
    </style:style>
    <style:style style:name="P1" style:family="paragraph">
      <style:paragraph-properties fo:text-align="center"/>
      <style:text-properties fo:color="#006600" style:font-name="Ubuntu" fo:font-size="24pt" fo:font-weight="bold" style:font-size-asian="24pt" style:font-weight-asian="bold" style:font-size-complex="24pt" style:font-weight-complex="bold"/>
    </style:style>
    <style:style style:name="P2" style:family="paragraph">
      <loext:graphic-properties draw:fill-color="#83caff"/>
      <style:paragraph-properties fo:text-align="center"/>
      <style:text-properties fo:color="#006600" style:font-name="Ubuntu" fo:font-size="24pt" fo:font-weight="bold" style:font-size-asian="24pt" style:font-weight-asian="bold" style:font-size-complex="24pt" style:font-weight-complex="bold"/>
    </style:style>
    <style:style style:name="P3" style:family="paragraph">
      <style:paragraph-properties fo:text-align="center"/>
    </style:style>
    <style:style style:name="P4" style:family="paragraph">
      <loext:graphic-properties draw:fill-color="#ccffcc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fo:color="#006600" style:font-name="Ubuntu" fo:font-size="24pt" fo:font-weight="bold" style:font-size-asian="24pt" style:font-weight-asian="bold" style:font-size-complex="24pt" style:font-weight-complex="bold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9.144cm" svg:height="3.429cm" svg:x="10.144cm" svg:y="8.874cm">
          <text:p text:style-name="P1"><text:span text:style-name="T1">LINKFLOW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2" draw:id="id2" draw:layer="layout" svg:width="6.985cm" svg:height="3.429cm" svg:x="1.135cm" svg:y="3.921cm">
          <text:p text:style-name="P3"/>
          <text:p text:style-name="P3"><text:span text:style-name="T2">Model: </text:span></text:p>
          <text:p text:style-name="P3">new way of </text:p>
          <text:p text:style-name="P3">publishing</text:p>
          <text:p text:style-name="P3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xml:id="id4" draw:id="id4" draw:layer="layout" svg:width="7.239cm" svg:height="3.302cm" svg:x="21.366cm" svg:y="4.102cm">
          <text:p text:style-name="P3"/>
          <text:p text:style-name="P3"><text:span text:style-name="T2">Decentralize:</text:span> </text:p>
          <text:p text:style-name="P3">Publication and</text:p>
          <text:p text:style-name="P3">Peer-reviewing</text:p>
          <text:p text:style-name="P3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xml:id="id5" draw:id="id5" draw:layer="layout" svg:width="7.112cm" svg:height="3.175cm" svg:x="21.493cm" svg:y="13.519cm">
          <text:p text:style-name="P3"/>
          <text:p text:style-name="P3"><text:span text:style-name="T2">Quality assessment: </text:span></text:p>
          <text:p text:style-name="P3">Publication and</text:p>
          <text:p text:style-name="P3">Reviews</text:p>
          <text:p text:style-name="P3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xml:id="id3" draw:id="id3" draw:layer="layout" svg:width="7.112cm" svg:height="3.175cm" svg:x="1.108cm" svg:y="13.446cm">
          <text:p text:style-name="P3"/>
          <text:p text:style-name="P3"><text:span text:style-name="T2">Support inquires: </text:span></text:p>
          <text:p text:style-name="P3">Find similar prior work</text:p>
          <text:p text:style-name="P3">Collaborate</text:p>
          <text:p text:style-name="P3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5" draw:layer="layout" draw:type="curve" svg:x1="10.144cm" svg:y1="10.588cm" svg:x2="8.12cm" svg:y2="5.635cm" draw:start-shape="id1" draw:start-glue-point="3" draw:end-shape="id2" svg:d="M10144 10588c-1518 0-506-4953-2024-4953" svg:viewBox="0 0 2025 4954">
          <text:p/>
        </draw:connector>
        <draw:connector draw:style-name="gr5" draw:text-style-name="P5" draw:layer="layout" draw:type="curve" svg:x1="10.144cm" svg:y1="10.588cm" svg:x2="8.22cm" svg:y2="15.033cm" draw:start-shape="id1" draw:start-glue-point="3" draw:end-shape="id3" svg:d="M10144 10588c-1441 0-480 4445-1924 4445" svg:viewBox="0 0 1925 4446">
          <text:p/>
        </draw:connector>
        <draw:connector draw:style-name="gr5" draw:text-style-name="P5" draw:layer="layout" draw:type="curve" svg:x1="19.288cm" svg:y1="10.588cm" svg:x2="21.366cm" svg:y2="5.753cm" draw:start-shape="id1" draw:start-glue-point="1" draw:end-shape="id4" svg:d="M19288 10588c1558 0 520-4835 2078-4835" svg:viewBox="0 0 2079 4836">
          <text:p/>
        </draw:connector>
        <draw:connector draw:style-name="gr6" draw:text-style-name="P5" draw:layer="layout" draw:type="curve" svg:x1="19.288cm" svg:y1="10.588cm" svg:x2="21.493cm" svg:y2="15.106cm" draw:start-shape="id1" draw:start-glue-point="1" draw:end-shape="id5" svg:d="M19288 10588c1654 0 552 4518 2205 4518" svg:viewBox="0 0 2206 4519">
          <text:p/>
        </draw:connector>
        <draw:custom-shape draw:style-name="gr7" draw:text-style-name="P3" xml:id="id6" draw:id="id6" draw:layer="layout" svg:width="3.937cm" svg:height="2.413cm" svg:x="10.017cm" svg:y="4.656cm">
          <text:p text:style-name="P3">Linked </text:p>
          <text:p text:style-name="P3">Dat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draw:layer="layout" svg:width="4.572cm" svg:height="2.54cm" svg:x="15.37cm" svg:y="14.054cm">
          <text:p text:style-name="P3">Scientific </text:p>
          <text:p text:style-name="P3">workflow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draw:layer="layout" svg:width="3.683cm" svg:height="2.413cm" svg:x="15.605cm" svg:y="4.618cm">
          <text:p text:style-name="P3">Semantic </text:p>
          <text:p text:style-name="P3">Web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8" draw:text-style-name="P3" draw:layer="layout" svg:width="4.572cm" svg:height="2.54cm" svg:x="9.89cm" svg:y="14.046cm">
          <text:p text:style-name="P3">Digital </text:p>
          <text:p text:style-name="P3">artifact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5" draw:layer="layout" draw:type="line" svg:x1="11.986cm" svg:y1="7.069cm" svg:x2="14.716cm" svg:y2="8.874cm" draw:start-shape="id6" draw:start-glue-point="8" draw:end-shape="id1" svg:d="M11986 7069l2730 1805" svg:viewBox="0 0 2731 1806">
          <text:p/>
        </draw:connector>
        <draw:connector draw:style-name="gr10" draw:text-style-name="P5" draw:layer="layout" draw:type="line" svg:x1="17.319cm" svg:y1="7.031cm" svg:x2="14.589cm" svg:y2="8.874cm" svg:d="M17319 7031l-2730 1843" svg:viewBox="0 0 2731 1844">
          <text:p/>
        </draw:connector>
        <draw:connector draw:style-name="gr10" draw:text-style-name="P5" draw:layer="layout" draw:type="line" svg:x1="12.049cm" svg:y1="14.046cm" svg:x2="14.589cm" svg:y2="12.303cm" svg:d="M12049 14046l2540-1743" svg:viewBox="0 0 2541 1744">
          <text:p/>
        </draw:connector>
        <draw:connector draw:style-name="gr10" draw:text-style-name="P5" draw:layer="layout" draw:type="line" svg:x1="17.529cm" svg:y1="14.054cm" svg:x2="14.589cm" svg:y2="12.303cm" svg:d="M17529 14054l-2940-1751" svg:viewBox="0 0 2941 175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yer1"/>
      <draw:layer draw:name="Layer2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03T09:39:12.966887560</meta:creation-date>
    <dc:date>2018-06-03T10:31:16.371271825</dc:date>
    <meta:editing-duration>PT9S</meta:editing-duration>
    <meta:editing-cycles>1</meta:editing-cycles>
    <meta:document-statistic meta:object-count="17"/>
    <meta:generator>LibreOffice/5.1.6.2$Linux_X86_64 LibreOffice_project/10m0$Build-2</meta:generator>
  </office:meta>
</office:document-meta>
</file>